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gradient-name="Gradient_20_14" draw:gradient-step-count="10" draw:opacity="41%" draw:textarea-horizontal-align="justify" draw:textarea-vertical-align="middle" draw:auto-grow-height="false" draw:shadow-opacity="41%"/>
    </style:style>
    <style:style style:name="gr2" style:family="graphic" style:parent-style-name="objectwithoutfill">
      <style:graphic-properties svg:stroke-width="0.051cm" svg:stroke-color="#0000ff" draw:marker-start-width="0.276cm" draw:marker-end="Arrow" draw:marker-end-width="0.254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" svg:stroke-width="0.051cm" svg:stroke-color="#4c4c4c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102cm" svg:stroke-color="#9166cc" draw:marker-start-width="0.509cm" draw:marker-end="" draw:marker-end-width="0.508cm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051cm" draw:marker-start="Arrow_20_concave" draw:marker-start-width="0.254cm" draw:marker-end="Arrow_20_concave" draw:marker-end-width="0.254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1cm" svg:stroke-color="#0000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0" style:family="graphic" style:parent-style-name="standard">
      <style:graphic-properties draw:stroke="none" svg:stroke-width="0.035cm" draw:stroke-linejoin="miter" draw:fill="solid" draw:fill-color="#008000"/>
    </style:style>
    <style:style style:name="gr11" style:family="graphic" style:parent-style-name="objectwithoutfill">
      <style:graphic-properties svg:stroke-width="0.051cm" svg:stroke-color="#ffffff" draw:marker-start="Arrow" draw:marker-start-width="0.152cm" draw:marker-end="Arrow" draw:marker-end-width="0.152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Ultrafine_20_Dashed" svg:stroke-width="0.051cm" svg:stroke-color="#9166cc" draw:marker-start-width="0.355cm" draw:marker-end-width="0.355cm" draw:fill="solid" draw:fill-color="#9999ff" draw:opacity="49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49%"/>
    </style:style>
    <style:style style:name="gr13" style:family="graphic" style:parent-style-name="objectwithoutfill">
      <style:graphic-properties svg:stroke-width="0.051cm" svg:stroke-color="#9166cc" draw:marker-start="Arrow_20_concave" draw:marker-start-width="0.276cm" draw:marker-end="Arrow_20_concave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9166cc" draw:marker-start="Arrow_20_concave" draw:marker-start-width="0.276cm" draw:marker-end="Arrow_20_concave" draw:marker-end-width="0.276cm" draw:fill="none" draw:textarea-vertical-align="middle" fo:padding-top="0.15cm" fo:padding-bottom="0.15cm" fo:padding-left="0.275cm" fo:padding-right="0.275cm" draw:shadow-offset-x="0.203cm" draw:shadow-offset-y="0.203cm"/>
    </style:style>
    <style:style style:name="gr15" style:family="graphic" style:parent-style-name="objectwithoutfill">
      <style:graphic-properties svg:stroke-width="0.102cm" svg:stroke-color="#9166cc" draw:marker-start-width="0.509cm" draw:marker-end="Arrow" draw:marker-end-width="0.406cm" draw:fill="none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width="0.035cm" draw:stroke-linejoin="miter" draw:fill="solid" draw:fill-color="#0000ff"/>
    </style:style>
    <style:style style:name="gr17" style:family="graphic" style:parent-style-name="standard">
      <style:graphic-properties draw:stroke="none" svg:stroke-width="0.035cm" draw:stroke-linejoin="miter" draw:fill="solid" draw:fill-color="#9166cc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007cm" svg:height="14.155cm" svg:x="5.92cm" svg:y="3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9cm" svg:y1="10.185cm" svg:x2="15.372cm" svg:y2="6.16cm">
          <text:p/>
        </draw:line>
        <draw:custom-shape draw:style-name="gr3" draw:text-style-name="P1" draw:layer="layout" svg:width="16.03cm" svg:height="4.256cm" svg:x="5.917cm" svg:y="8.336cm">
          <text:p/>
          <draw:enhanced-geometry svg:viewBox="0 0 21600 21600" draw:glue-points="?f6 0 10800 ?f8 ?f11 10800 ?f9 21600 10800 ?f10 ?f5 10800" draw:text-areas="?f3 ?f3 ?f4 ?f4" draw:type="parallelogram" draw:modifiers="7606.0133491360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3.9cm" svg:y1="10.185cm" svg:x2="11.906cm" svg:y2="6.992cm">
          <text:p/>
        </draw:line>
        <draw:line draw:style-name="gr5" draw:text-style-name="P1" draw:layer="layout" svg:x1="19.699cm" svg:y1="5.776cm" svg:x2="8.063cm" svg:y2="14.621cm">
          <text:p/>
        </draw:line>
        <draw:line draw:style-name="gr5" draw:text-style-name="P1" draw:layer="layout" svg:x1="13.9cm" svg:y1="16.514cm" svg:x2="13.9cm" svg:y2="3.858cm">
          <text:p/>
        </draw:line>
        <draw:path draw:style-name="gr6" draw:text-style-name="P1" draw:layer="layout" svg:width="1.299cm" svg:height="0.548cm" draw:transform="rotate (-2.67436801283091) translate (14.463cm 8.753cm)" svg:viewBox="0 0 1300 549" svg:d="M1300 361c-906 577-1300-361-1300-361">
          <text:p/>
        </draw:path>
        <draw:line draw:style-name="gr5" draw:text-style-name="P1" draw:layer="layout" svg:x1="6.801cm" svg:y1="10.185cm" svg:x2="21.132cm" svg:y2="10.229cm">
          <text:p/>
        </draw:line>
        <draw:g>
          <svg:title>TexMaths</svg:title>
          <svg:desc>28§display§v_x§svg§600§FALSE</svg:desc>
          <draw:polygon draw:style-name="gr7" draw:layer="layout" svg:width="0.923cm" svg:height="0.571cm" svg:x="21.322cm" svg:y="9.948cm" svg:viewBox="0 0 924 572" draw:points="462,572 0,572 0,0 924,0 924,572">
            <text:p/>
          </draw:polygon>
          <draw:path draw:style-name="gr8" draw:layer="layout" svg:width="0.433cm" svg:height="0.447cm" svg:x="21.35cm" svg:y="9.934cm" svg:viewBox="0 0 434 448" svg:d="M434 70c0-53-25-70-42-70-25 0-50 25-50 48 0 14 5 19 16 30 20 20 34 45 34 82 0 39-59 266-176 266-51 0-73-34-73-84 0-56 25-129 56-210 8-17 14-31 14-51 0-45-34-81-81-81-96 0-132 143-132 151 0 12 11 12 11 12 11 0 11-3 17-17 28-101 70-124 101-124 5 0 22 0 22 31 0 25-8 51-17 70-42 115-56 160-56 202 0 109 87 123 135 123 165 0 221-328 221-378z">
            <text:p/>
          </draw:path>
          <draw:path draw:style-name="gr8" draw:layer="layout" svg:width="0.371cm" svg:height="0.313cm" svg:x="21.832cm" svg:y="10.214cm" svg:viewBox="0 0 372 314" svg:d="M140 233c-8 25-31 61-64 61-3 0-26 0-40-8 28-11 31-37 31-39 0-17-11-26-28-26-19 0-39 17-39 42 0 34 39 51 73 51 31 0 61-20 78-51 17 37 53 51 81 51 82 0 124-87 124-107 0-8-9-8-12-8-11 0-11 3-14 11-14 48-56 84-95 84-28 0-42-19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</draw:g>
        <draw:g>
          <svg:title>TexMaths</svg:title>
          <svg:desc>28§display§v_z§svg§600§TRUE</svg:desc>
          <draw:polygon draw:style-name="gr9" draw:layer="layout" svg:width="0.881cm" svg:height="0.571cm" svg:x="13.548cm" svg:y="3.212cm" svg:viewBox="0 0 882 572" draw:points="440,572 0,572 0,0 882,0 882,572">
            <text:p/>
          </draw:polygon>
          <draw:path draw:style-name="gr8" draw:layer="layout" svg:width="0.433cm" svg:height="0.447cm" svg:x="13.576cm" svg:y="3.198cm" svg:viewBox="0 0 434 448" svg:d="M434 70c0-53-25-70-42-70-25 0-50 25-50 48 0 14 5 19 16 30 20 20 34 45 34 82 0 39-59 266-176 266-51 0-73-34-73-84 0-56 25-129 56-210 8-17 14-31 14-51 0-45-34-81-81-81-96 0-132 143-132 151 0 12 11 12 11 12 11 0 11-3 17-17 28-101 70-124 101-124 5 0 22 0 22 31 0 25-8 51-17 70-42 115-56 160-56 202 0 109 87 123 135 123 165 0 221-328 221-378z">
            <text:p/>
          </draw:path>
          <draw:path draw:style-name="gr8" draw:layer="layout" svg:width="0.318cm" svg:height="0.313cm" svg:x="14.066cm" svg:y="3.478cm" svg:viewBox="0 0 319 314" svg:d="M76 247c16-20 28-34 89-79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20 34 31 56 31 76 0 120-84 120-109 0-6-5-9-11-9-8 0-8 3-11 11-14 37-56 54-90 54-14 0-33-6-50-9-31-8-36-8-50-8 0 0-12 0-14 3z">
            <text:p/>
          </draw:path>
        </draw:g>
        <draw:g>
          <svg:title>TexMaths</svg:title>
          <svg:desc>28§display§\color[rgb]{0,0.5,0}{f(\textbf{v})}§svg§600§TRUE</svg:desc>
          <draw:polygon draw:style-name="gr9" draw:layer="layout" svg:width="1.948cm" svg:height="0.982cm" svg:x="16.288cm" svg:y="13.423cm" svg:viewBox="0 0 1949 983" draw:points="975,983 0,983 0,0 1949,0 1949,983">
            <text:p/>
          </draw:polygon>
          <draw:path draw:style-name="gr10" draw:layer="layout" svg:width="0.492cm" svg:height="0.898cm" svg:x="16.341cm" svg:y="13.465cm" svg:viewBox="0 0 493 899" svg:d="M311 303h84c19 0 31 0 31-23 0-8-12-8-28-8h-82c12-59 12-56 23-115 3-20 17-90 22-101 9-20 25-34 48-34 3 0 28 0 47 17-44 6-53 39-53 53 0 23 17 34 37 34 25 0 53-20 53-59 0-45-45-67-84-67-34 0-98 17-126 115-6 22-9 31-34 157h-67c-20 0-31 0-31 17 0 14 9 14 28 14h65l-73 389c-20 95-37 185-87 185-3 0-28 0-48-17 45-3 56-39 56-53 0-23-19-37-39-37-25 0-53 23-53 62 0 42 45 67 84 67 53 0 95-59 112-95 31-64 53-182 56-191z">
            <text:p/>
          </draw:path>
          <draw:path draw:style-name="gr10" draw:layer="layout" svg:width="0.231cm" svg:height="0.985cm" svg:x="16.971cm" svg:y="13.4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0" draw:layer="layout" svg:width="0.548cm" svg:height="0.442cm" svg:x="17.282cm" svg:y="13.723cm" svg:viewBox="0 0 549 443" svg:d="M476 67c6-14 8-19 73-19v-48c-25 3-53 3-79 3-25 0-70-3-89-3v48c17 0 47 2 47 11l-5 11-115 247-126-269h53v-48c-33 3-120 3-123 3-28 0-73-3-112-3v48h64l171 372c14 23 25 23 39 23 17 0 26-3 37-23z">
            <text:p/>
          </draw:path>
          <draw:path draw:style-name="gr10" draw:layer="layout" svg:width="0.231cm" svg:height="0.985cm" svg:x="17.909cm" svg:y="13.4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line draw:style-name="gr11" draw:text-style-name="P1" draw:layer="layout" svg:x1="13.614cm" svg:y1="10.387cm" svg:x2="11.732cm" svg:y2="7.505cm">
          <text:p/>
        </draw:line>
        <draw:g>
          <draw:custom-shape draw:style-name="gr12" draw:text-style-name="P1" draw:layer="layout" svg:width="9.366cm" svg:height="4.02cm" draw:transform="rotate (-0.234921317318436) translate (8.349cm 4.243cm)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11523.683951589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13" draw:text-style-name="P1" draw:layer="layout" svg:x1="8.704cm" svg:y1="8.913cm" svg:x2="15.723cm" svg:y2="5.545cm">
            <text:p/>
          </draw:line>
          <draw:line draw:style-name="gr14" draw:text-style-name="P1" draw:layer="layout" svg:x1="9.482cm" svg:y1="6.652cm" svg:x2="15.259cm" svg:y2="8.053cm">
            <text:p/>
          </draw:line>
        </draw:g>
        <draw:line draw:style-name="gr15" draw:text-style-name="P1" draw:layer="layout" svg:x1="12.095cm" svg:y1="7.293cm" svg:x2="10.571cm" svg:y2="4.829cm">
          <text:p/>
        </draw:line>
        <draw:g>
          <svg:title>TexMaths</svg:title>
          <svg:desc>28§display§\color{blue}{\textbf{v}}§svg§600§TRUE</svg:desc>
          <draw:polygon draw:style-name="gr9" draw:layer="layout" svg:width="0.612cm" svg:height="0.438cm" svg:x="14.546cm" svg:y="8.735cm" svg:viewBox="0 0 613 439" draw:points="308,439 0,439 0,0 613,0 613,439">
            <text:p/>
          </draw:polygon>
          <draw:path draw:style-name="gr16" draw:layer="layout" svg:width="0.548cm" svg:height="0.441cm" svg:x="14.571cm" svg:y="8.735cm" svg:viewBox="0 0 549 442" svg:d="M476 67c5-14 8-19 73-19v-48c-26 3-54 3-79 3s-70-3-89-3v48c16 0 47 2 47 11l-5 11-115 246-126-268h53v-48c-33 3-120 3-123 3-28 0-73-3-112-3v48h64l171 372c14 22 25 22 39 22 17 0 26-3 37-22z">
            <text:p/>
          </draw:path>
        </draw:g>
        <draw:g>
          <svg:title>TexMaths</svg:title>
          <svg:desc>28§display§v_y§svg§600§TRUE</svg:desc>
          <draw:polygon draw:style-name="gr9" draw:layer="layout" svg:width="0.901cm" svg:height="0.705cm" svg:x="19.699cm" svg:y="5.185cm" svg:viewBox="0 0 902 706" draw:points="451,706 0,706 0,0 902,0 902,706">
            <text:p/>
          </draw:polygon>
          <draw:path draw:style-name="gr8" draw:layer="layout" svg:width="0.433cm" svg:height="0.447cm" svg:x="19.727cm" svg:y="5.171cm" svg:viewBox="0 0 434 448" svg:d="M434 70c0-53-25-70-42-70-25 0-50 25-50 48 0 14 5 19 17 30 19 20 33 45 33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355cm" svg:height="0.447cm" svg:x="20.206cm" svg:y="5.451cm" svg:viewBox="0 0 356 448" svg:d="M353 45c3-11 3-11 3-17 0-14-11-22-23-22-8 0-19 5-28 16-2 6-8 28-11 42l-14 56c-5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80-143z">
            <text:p/>
          </draw:path>
        </draw:g>
        <draw:g>
          <svg:title>TexMaths</svg:title>
          <svg:desc>28§display§\color{white}{v_\textrm{min}}§svg§600§TRUE</svg:desc>
          <draw:polygon draw:style-name="gr9" draw:layer="layout" svg:width="1.132cm" svg:height="0.363cm" svg:x="11.586cm" svg:y="9.385cm" svg:viewBox="0 0 1133 364" draw:points="566,364 0,364 0,0 1133,0 1133,364">
            <text:p/>
          </draw:polygon>
          <draw:path draw:style-name="gr7" draw:layer="layout" svg:width="0.276cm" svg:height="0.284cm" svg:x="11.604cm" svg:y="9.376cm" svg:viewBox="0 0 277 285" svg:d="M277 45c0-34-16-45-27-45-16 0-32 16-32 30 0 9 3 13 10 20 13 12 22 29 22 52 0 25-38 169-113 169-32 0-46-21-46-53 0-36 16-82 36-134 5-11 9-20 9-32 0-29-22-52-52-52-61 0-84 91-84 96 0 7 7 7 7 7 7 0 7-1 11-10 18-64 44-79 64-79 4 0 14 0 14 20 0 16-5 32-10 45-27 73-36 101-36 128 0 70 55 78 86 78 105 0 141-208 141-240z">
            <text:p/>
          </draw:path>
          <draw:path draw:style-name="gr7" draw:layer="layout" svg:width="0.37cm" svg:height="0.195cm" svg:x="11.913cm" svg:y="9.554cm" svg:viewBox="0 0 371 196" svg:d="M339 61c0-38-20-61-66-61-36 0-59 20-71 41-9-32-32-41-65-41-35 0-58 20-71 43h-2v-43l-64 5v16c30 0 34 2 34 25v115c0 19-5 19-34 19v16c0 0 32-2 50-2 16 0 46 0 52 2v-16c-29 0-34 0-34-19v-81c0-46 37-68 66-68 30 0 34 25 34 47v102c0 19-4 19-32 19v16c0 0 32-2 50-2 16 0 46 0 51 2v-16c-30 0-34 0-34-19v-81c0-46 36-68 66-68 31 0 34 25 34 47v102c0 19-3 19-32 19v16c0 0 32-2 50-2 16 0 47 0 50 2v-16c-28 0-32 0-32-19z">
            <text:p/>
          </draw:path>
          <draw:path draw:style-name="gr7" draw:layer="layout" svg:width="0.097cm" svg:height="0.297cm" svg:x="12.325cm" svg:y="9.453cm" svg:viewBox="0 0 98 298" svg:d="M70 25c0-13-11-25-27-25-13 0-25 11-25 25 0 16 12 25 25 25 14 0 27-11 27-25zM2 107v16c28 0 32 4 32 25v114c0 20-5 20-34 20v16c2 0 32-2 50-2 16 0 32 0 48 2v-16c-27 0-30 0-30-18v-161z">
            <text:p/>
          </draw:path>
          <draw:path draw:style-name="gr7" draw:layer="layout" svg:width="0.236cm" svg:height="0.195cm" svg:x="12.464cm" svg:y="9.554cm" svg:viewBox="0 0 237 196" svg:d="M203 61c0-38-17-61-66-61-35 0-58 20-71 43h-2v-43l-64 5v16c30 0 34 2 34 25v115c0 19-5 19-34 19v16c0 0 32-2 50-2 16 0 48 0 52 2v-16c-29 0-34 0-34-19v-81c0-46 37-68 66-68 30 0 36 25 36 47v102c0 19-6 19-34 19v16c1 0 32-2 50-2 17 0 48 0 51 2v-16c-28 0-34 0-34-19z">
            <text:p/>
          </draw:path>
        </draw:g>
        <draw:g>
          <svg:title>TexMaths</svg:title>
          <svg:desc>28§display§\color[rgb]{0.5686,    0.4000,    0.8000}{\hat{\textbf{q}}}§svg§600§TRUE</svg:desc>
          <draw:polygon draw:style-name="gr9" draw:layer="layout" svg:width="0.598cm" svg:height="0.886cm" svg:x="10.203cm" svg:y="3.724cm" svg:viewBox="0 0 599 887" draw:points="300,887 0,887 0,0 599,0 599,887">
            <text:p/>
          </draw:polygon>
          <draw:polygon draw:style-name="gr17" draw:layer="layout" svg:width="0.265cm" svg:height="0.153cm" svg:x="10.371cm" svg:y="3.721cm" svg:viewBox="0 0 266 154" draw:points="134,0 0,137 17,154 134,53 246,154 266,137">
            <text:p/>
          </draw:polygon>
          <draw:path draw:style-name="gr17" draw:layer="layout" svg:width="0.556cm" svg:height="0.634cm" svg:x="10.239cm" svg:y="3.976cm" svg:viewBox="0 0 557 635" svg:d="M381 305c0 17 0 20-14 42-40 56-90 67-121 67-61 0-120-56-120-187 0-140 73-188 134-188 73 0 121 79 121 129zM557 635v-44h-70v-591h-39l-53 78c-34-47-90-78-149-78-145 0-246 87-246 224 0 140 101 227 238 227 48 0 92-14 137-54v194h-67v44c28 0 87-2 123-2 39 0 98 2 126 2z">
            <text:p/>
          </draw:path>
        </draw:g>
        <draw:g>
          <svg:title>TexMaths</svg:title>
          <svg:desc>28§display§\color{blue}{\theta}
§svg§600§TRUE</svg:desc>
          <draw:polygon draw:style-name="gr9" draw:layer="layout" svg:width="0.489cm" svg:height="0.682cm" svg:x="13.365cm" svg:y="8.662cm" svg:viewBox="0 0 490 683" draw:points="246,683 0,683 0,0 490,0 490,683">
            <text:p/>
          </draw:polygon>
          <draw:path draw:style-name="gr16" draw:layer="layout" svg:width="0.408cm" svg:height="0.707cm" svg:x="13.407cm" svg:y="8.648cm" svg:viewBox="0 0 409 708" svg:d="M409 201c0-64-17-201-118-201-140 0-291 280-291 504 0 92 28 204 118 204 140 0 291-285 291-507zM106 339c17-65 37-143 76-213 25-48 62-104 106-104 51 0 56 62 56 118 0 50-8 101-33 199zM302 369c-11 45-30 129-67 202-36 67-73 115-117 115-31 0-54-28-54-121 0-42 6-98 34-196z">
            <text:p/>
          </draw:path>
        </draw:g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10" draw:display-name="Gradient 10" draw:style="radial" draw:cx="50%" draw:cy="50%" draw:start-color="#ffffff" draw:end-color="#00ae00" draw:start-intensity="100%" draw:end-intensity="100%" draw:border="35%"/>
    <draw:gradient draw:name="Gradient_20_14" draw:display-name="Gradient 14" draw:style="radial" draw:cx="50%" draw:cy="50%" draw:start-color="#ffffff" draw:end-color="#008000" draw:start-intensity="100%" draw:end-intensity="95%" draw:border="3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3T11:59:50.834435639</meta:creation-date>
    <dc:date>2017-03-09T18:29:20.939973706</dc:date>
    <meta:editing-duration>P6DT5H58M56S</meta:editing-duration>
    <meta:editing-cycles>4</meta:editing-cycles>
    <meta:generator>LibreOffice/4.2.8.2$Linux_X86_64 LibreOffice_project/420$Build-2</meta:generator>
    <meta:document-statistic meta:object-count="71"/>
  </office:meta>
</office:document-meta>
</file>